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75mm" loext:contextual-spacing="false" style:writing-mode="page"/>
      <style:text-properties officeooo:paragraph-rsid="000e82c7"/>
    </style:style>
    <style:style style:name="P2" style:family="paragraph" style:parent-style-name="Text_20_body">
      <style:paragraph-properties fo:margin-left="0mm" fo:margin-right="0mm" fo:margin-top="0mm" fo:margin-bottom="0mm" loext:contextual-spacing="false" style:line-height-at-least="5.29mm" fo:orphans="2" fo:widows="2" fo:text-indent="0m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09b58b" style:font-name-asian="AR PL UMing TW2" style:font-size-asian="11pt" style:language-asian="zh" style:country-asian="TW" style:font-style-asian="normal" style:font-weight-asian="normal" style:font-size-complex="11pt"/>
    </style:style>
    <style:style style:name="P3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  <style:text-properties officeooo:paragraph-rsid="001249b0"/>
    </style:style>
    <style:style style:name="P4" style:family="paragraph" style:parent-style-name="Preformatted_20_Text">
      <loext:graphic-properties draw:fill="solid" draw:fill-color="#fafafa" draw:opacity="100%"/>
      <style:paragraph-properties fo:margin-top="0mm" fo:margin-bottom="1.38mm" loext:contextual-spacing="false" fo:orphans="2" fo:widows="2" fo:background-color="#fafafa" fo:padding="2.12mm" fo:border="0.06pt solid #e2e2e2" style:writing-mode="page"/>
    </style:style>
    <style:style style:name="P5" style:family="paragraph" style:parent-style-name="Inline_20_Code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background-color="#eeeeee"/>
    </style:style>
    <style:style style:name="P6" style:family="paragraph" style:parent-style-name="Standard">
      <style:paragraph-properties fo:line-height="110%" style:writing-mode="page"/>
    </style:style>
    <style:style style:name="P7" style:family="paragraph" style:parent-style-name="Thought">
      <style:paragraph-properties fo:text-align="start" style:justify-single-word="false"/>
      <style:text-properties officeooo:paragraph-rsid="001670d2"/>
    </style:style>
    <style:style style:name="T1" style:family="text">
      <style:text-properties fo:font-variant="normal" fo:text-transform="none" fo:color="#557799" fo:font-size="9pt" fo:letter-spacing="normal" fo:font-style="normal" fo:font-weight="normal"/>
    </style:style>
    <style:style style:name="T2" style:family="text">
      <style:text-properties fo:font-variant="normal" fo:text-transform="none" fo:color="#484848" fo:font-size="9pt" fo:letter-spacing="normal" fo:font-style="normal" fo:font-weight="normal"/>
    </style:style>
    <style:style style:name="T3" style:family="text">
      <style:text-properties fo:font-variant="normal" fo:text-transform="none" fo:color="#484848" fo:font-size="9pt" fo:letter-spacing="normal" fo:font-style="normal" fo:font-weight="normal" officeooo:rsid="001670d2"/>
    </style:style>
    <style:style style:name="T4" style:family="text">
      <style:text-properties fo:font-variant="normal" fo:text-transform="none" fo:color="#484848" fo:font-size="9pt" fo:letter-spacing="normal" fo:font-style="normal" fo:font-weight="normal" officeooo:rsid="00176545"/>
    </style:style>
    <style:style style:name="T5" style:family="text">
      <style:text-properties fo:font-variant="normal" fo:text-transform="none" fo:color="#484848" fo:letter-spacing="normal"/>
    </style:style>
    <style:style style:name="T6" style:family="text">
      <style:text-properties fo:font-variant="normal" fo:text-transform="none" fo:color="#bb4444" fo:font-size="9pt" fo:letter-spacing="normal" fo:font-style="normal" fo:font-weight="bold"/>
    </style:style>
    <style:style style:name="T7" style:family="text">
      <style:text-properties fo:font-variant="normal" fo:text-transform="none" fo:color="#bb4444" fo:font-size="9pt" fo:letter-spacing="normal" fo:font-style="normal" fo:font-weight="bold" officeooo:rsid="001249b0"/>
    </style:style>
    <style:style style:name="T8" style:family="text">
      <style:text-properties fo:font-variant="normal" fo:text-transform="none" fo:color="#00aa55" fo:font-size="9pt" fo:letter-spacing="normal" fo:font-style="normal" fo:font-weight="bold"/>
    </style:style>
    <style:style style:name="T9" style:family="text">
      <style:text-properties fo:font-variant="normal" fo:text-transform="none" fo:color="#0066dd" fo:font-size="9pt" fo:letter-spacing="normal" fo:font-style="normal" fo:font-weight="normal"/>
    </style:style>
    <style:style style:name="T10" style:family="text">
      <style:text-properties fo:font-variant="normal" fo:text-transform="none" fo:color="#4466aa" fo:font-size="9pt" fo:letter-spacing="normal" fo:font-style="normal" fo:font-weight="normal"/>
    </style:style>
    <style:style style:name="T11" style:family="text">
      <style:text-properties fo:font-variant="normal" fo:text-transform="none" fo:color="#993399" fo:font-size="9pt" fo:letter-spacing="normal" fo:font-style="normal" fo:font-weight="bold"/>
    </style:style>
    <style:style style:name="T12" style:family="text">
      <style:text-properties style:font-name="Times New Roman" officeooo:rsid="0009b58b" style:font-style-asian="normal" style:font-weight-asian="normal"/>
    </style:style>
    <style:style style:name="T13" style:family="text">
      <style:text-properties style:font-name="Times New Roman" officeooo:rsid="000e7c7c" style:font-style-asian="normal" style:font-weight-asian="normal"/>
    </style:style>
    <style:style style:name="T14" style:family="text">
      <style:text-properties style:font-name="Times New Roman" officeooo:rsid="001249b0" style:font-style-asian="normal" style:font-weight-asian="normal"/>
    </style:style>
    <style:style style:name="T15" style:family="text">
      <style:text-properties style:font-name="Times New Roman" fo:font-style="normal" fo:font-weight="normal" officeooo:rsid="0009b58b" style:font-style-asian="normal" style:font-weight-asian="normal"/>
    </style:style>
    <style:style style:name="T16" style:family="text">
      <style:text-properties officeooo:rsid="0013206c"/>
    </style:style>
    <style:style style:name="T17" style:family="text">
      <style:text-properties officeooo:rsid="001670d2"/>
    </style:style>
    <style:style style:name="T18" style:family="text">
      <style:text-properties style:use-window-font-color="true" style:font-name="Courier New" fo:font-size="10.5pt" fo:font-weight="normal" style:font-name-asian="AR PL UMing TW" style:font-size-asian="10.5pt" style:font-weight-asian="2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_5f_Title" text:outline-level="1"><text:span text:style-name="T12">JT-</text:span><text:span text:style-name="T13">6</text:span><text:span text:style-name="T14">7</text:span><text:span text:style-name="T12"> </text:span><text:span text:style-name="T15">數字旋轉</text:span></text:h>
      <text:p text:style-name="P2"/>
      <text:list xml:id="list1636930078808571858" text:style-name="List_20_1">
        <text:list-item>
          <text:p text:style-name="Section">題目</text:p>
        </text:list-item>
      </text:list>
      <text:p text:style-name="P6">將一正整數n的每一位數字向左移一位，並且將最左邊的數字移到個位，可以形成一個新的整數，例如123變成231，4589變成5894，300變成<text:span text:style-name="T17">0</text:span>03。現在輸入n及k，將n依上面之旋轉方式重覆做k次，則輸出之數字為何？（最前面的0不必列印，例如030印出30即可）</text:p>
      <text:list xml:id="list110448088556754" text:continue-numbering="true" text:style-name="List_20_1">
        <text:list-item>
          <text:p text:style-name="Section">解題思惟</text:p>
        </text:list-item>
      </text:list>
      <text:list xml:id="list4828017165343338386" text:style-name="WWNum1">
        <text:list-item>
          <text:p text:style-name="Thought">考慮正整數n，例如<text:span text:style-name="T16">n=4589，n的最左邊一位為千位，怎麼找出這一位呢？可以設d=1，然後把d每次乘以10（往左移一位），如果乘了之後會超過n，就不要再乘了，這時候的n就是最高位了。例如上述的例子，d變成1000的時候，再乘會超過n，就不要乘了，這是的1000就是n的最高位。以下程式碼可以找出n的最高位。</text:span></text:p>
        </text:list-item>
      </text:list>
      <text:p text:style-name="P5"><text:span text:style-name="T18">int</text:span> d=1;<text:line-break/>while (d*10&lt;=n) d*=10;</text:p>
      <text:list xml:id="list110448099311956" text:continue-numbering="true" text:style-name="WWNum1">
        <text:list-item>
          <text:p text:style-name="Thought">找到最高位之後，就可以知道n的最左位數字為n/d。除掉最左位的數為n%d（為什麼？）<text:line-break/>這時候，上面的旋轉運算應該會得到一個新的數(n/d)+10*(n%d)（為什麼？）</text:p>
        </text:list-item>
        <text:list-item>
          <text:p text:style-name="P7">因為旋轉的時候，還是保留相同位數在運算，所以d都不用變動。把第2個步驟做k次，這一題就解出來了。</text:p>
        </text:list-item>
      </text:list>
      <text:list xml:id="list110447801720233" text:continue-list="list110448088556754" text:style-name="List_20_1">
        <text:list-item>
          <text:p text:style-name="Section">程式碼</text:p>
        </text:list-item>
      </text:list>
      <text:p text:style-name="P3"><text:span text:style-name="Source_20_Text"><text:span text:style-name="T1">#include</text:span></text:span><text:span text:style-name="Source_20_Text"><text:span text:style-name="T2"> </text:span></text:span><text:span text:style-name="Source_20_Text"><text:span text:style-name="T6">&lt;stdio.</text:span></text:span><text:span text:style-name="Source_20_Text"><text:span text:style-name="T7">h</text:span></text:span><text:span text:style-name="Source_20_Text"><text:span text:style-name="T6">&gt;</text:span></text:span></text:p>
      <text:p text:style-name="P4"><text:span text:style-name="Source_20_Text"><text:span text:style-name="T8">int</text:span></text:span><text:span text:style-name="Source_20_Text"><text:span text:style-name="T2"> main()</text:span></text:span></text:p>
      <text:p text:style-name="P4"><text:span text:style-name="Source_20_Text"><text:span text:style-name="T2">{</text:span></text:span></text:p>
      <text:p text:style-name="P4"><text:span text:style-name="Source_20_Text"><text:span text:style-name="T5"><text:s text:c="4"/></text:span></text:span><text:span text:style-name="Source_20_Text"><text:span text:style-name="T8">int</text:span></text:span><text:span text:style-name="Source_20_Text"><text:span text:style-name="T2"> </text:span></text:span><text:span text:style-name="Source_20_Text"><text:span text:style-name="T4">i, </text:span></text:span><text:span text:style-name="Source_20_Text"><text:span text:style-name="T2">n, k, d=</text:span></text:span><text:span text:style-name="Source_20_Text"><text:span text:style-name="T9">1</text:span></text:span><text:span text:style-name="Source_20_Text"><text:span text:style-name="T2">;</text:span></text:span></text:p>
      <text:p text:style-name="P4"><text:span text:style-name="Source_20_Text"><text:span text:style-name="T5"><text:s text:c="4"/></text:span></text:span><text:span text:style-name="Source_20_Text"><text:span text:style-name="T2">scanf(</text:span></text:span><text:span text:style-name="Source_20_Text"><text:span text:style-name="T10">"%d%d"</text:span></text:span><text:span text:style-name="Source_20_Text"><text:span text:style-name="T2">, &amp;n, &amp;k);</text:span></text:span></text:p>
      <text:p text:style-name="P4"><text:span text:style-name="Source_20_Text"><text:span text:style-name="T5"><text:s text:c="4"/></text:span></text:span><text:span text:style-name="Source_20_Text"><text:span text:style-name="T11">while</text:span></text:span><text:span text:style-name="Source_20_Text"><text:span text:style-name="T2"> (d*</text:span></text:span><text:span text:style-name="Source_20_Text"><text:span text:style-name="T9">10</text:span></text:span><text:span text:style-name="Source_20_Text"><text:span text:style-name="T2">&lt;</text:span></text:span><text:span text:style-name="Source_20_Text"><text:span text:style-name="T3">=</text:span></text:span><text:span text:style-name="Source_20_Text"><text:span text:style-name="T2">n) d*=</text:span></text:span><text:span text:style-name="Source_20_Text"><text:span text:style-name="T9">10</text:span></text:span><text:span text:style-name="Source_20_Text"><text:span text:style-name="T2">;</text:span></text:span></text:p>
      <text:p text:style-name="P4"><text:span text:style-name="Source_20_Text"><text:span text:style-name="T5"><text:s text:c="4"/></text:span></text:span><text:span text:style-name="Source_20_Text"><text:span text:style-name="T11">for</text:span></text:span><text:span text:style-name="Source_20_Text"><text:span text:style-name="T2"> (i=</text:span></text:span><text:span text:style-name="Source_20_Text"><text:span text:style-name="T9">0</text:span></text:span><text:span text:style-name="Source_20_Text"><text:span text:style-name="T2">; i&lt;k; i++) n = (n/d) + </text:span></text:span><text:span text:style-name="Source_20_Text"><text:span text:style-name="T9">10</text:span></text:span><text:span text:style-name="Source_20_Text"><text:span text:style-name="T2">*(n%d);</text:span></text:span></text:p>
      <text:p text:style-name="P4"><text:span text:style-name="Source_20_Text"><text:span text:style-name="T5"><text:s text:c="4"/></text:span></text:span><text:span text:style-name="Source_20_Text"><text:span text:style-name="T2">printf(</text:span></text:span><text:span text:style-name="Source_20_Text"><text:span text:style-name="T10">"%d"</text:span></text:span><text:span text:style-name="Source_20_Text"><text:span text:style-name="T2">, n);</text:span></text:span></text:p>
      <text:p text:style-name="P4"><text:span text:style-name="Source_20_Text"><text:span text:style-name="T5"><text:s text:c="4"/></text:span></text:span><text:span text:style-name="Source_20_Text"><text:span text:style-name="T11">return</text:span></text:span><text:span text:style-name="Source_20_Text"><text:span text:style-name="T2"> </text:span></text:span><text:span text:style-name="Source_20_Text"><text:span text:style-name="T9">0</text:span></text:span><text:span text:style-name="Source_20_Text"><text:span text:style-name="T2">;</text:span></text:span></text:p>
      <text:p text:style-name="P4"><text:span text:style-name="Source_20_Text"><text:span text:style-name="T2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 PL UMing TW2" svg:font-family="'AR PL UMing TW'" style:font-pitch="variable"/>
    <style:font-face style:name="AR PL UMing TW1" svg:font-family="'AR PL UMing TW'" style:font-adornments="Bold" style:font-pitch="variable"/>
    <style:font-face style:name="AR PL UMing TW" svg:font-family="'AR PL UMing TW'" style:font-adornments="Light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1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 style:master-page-name="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7mm" fo:margin-right="0mm" fo:margin-top="0mm" fo:margin-bottom="2.75mm" loext:contextual-spacing="false" fo:line-height="100%" fo:text-align="start" style:justify-single-word="false" fo:keep-together="auto" fo:orphans="2" fo:widows="2" fo:text-indent="0mm" style:auto-text-indent="false" style:page-number="auto" fo:background-color="#eeeeee" fo:padding-left="6mm" fo:padding-right="1.99mm" fo:padding-top="1.99mm" fo:padding-bottom="1.99mm" fo:border="0.06pt solid #ffffff" style:shadow="none" fo:keep-with-next="auto" style:writing-mode="page">
        <style:tab-stops/>
      </style:paragraph-properties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14:10.430985702</meta:creation-date>
    <dc:date>2017-04-26T11:04:46.236787011</dc:date>
    <meta:editing-duration>PT2H6M25S</meta:editing-duration>
    <meta:editing-cycles>12</meta:editing-cycles>
    <meta:generator>LibreOffice/5.2.2.2$Linux_X86_64 LibreOffice_project/20m0$Build-2</meta:generator>
    <meta:document-statistic meta:table-count="0" meta:image-count="0" meta:object-count="0" meta:page-count="1" meta:paragraph-count="19" meta:word-count="421" meta:character-count="655" meta:non-whitespace-character-count="605"/>
  </office:meta>
</office:document-meta>
</file>